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30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4" table:style-name="ta1" table:print="false">
        <table:table-column table:style-name="co2" table:default-cell-style-name="ce5"/>
        <table:table-column table:style-name="co2" table:number-columns-repeated="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2011/04/28</text:date>, <text:time>11:01:2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4-28T11:01:20.58</dc:date>
    <dc:creator>張簡稜剛 </dc:creator>
    <meta:editing-duration>PT02H10M48S</meta:editing-duration>
    <meta:editing-cycles>8</meta:editing-cycles>
    <meta:generator>OpenOffice.org/3.2$Win32 OpenOffice.org_project/320m18$Build-9502</meta:generator>
    <meta:document-statistic meta:table-count="4" meta:cell-count="3108" meta:object-count="0"/>
  </office:meta>
</office:document-meta>
</file>